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2"/>
        <table:table-column table:style-name="co1" table:number-columns-repeated="31" table:default-cell-style-name="ce1"/>
        <table:table-column table:style-name="co1" table:number-columns-repeated="16" table:default-cell-style-name="Default"/>
        <table:table-row table:style-name="ro1">
          <table:table-cell table:number-columns-repeated="5"/>
          <table:table-cell office:value-type="string" calcext:value-type="string">
            <text:p>moneyharris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6"/>
          <table:table-cell table:style-name="ce1" table:number-columns-repeated="4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6 should have a 5</text:p>
          </table:table-cell>
          <table:table-cell table:number-columns-repeated="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7 should have a 1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7 should have a 5</text:p>
          </table:table-cell>
          <table:table-cell table:number-columns-repeated="11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7 should have a 0</text:p>
          </table:table-cell>
          <table:table-cell table:number-columns-repeated="1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number-columns-repeated="5"/>
          <table:table-cell office:value-type="string" calcext:value-type="string">
            <text:p>ADDIstuf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D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D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4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5"/>
          <table:table-cell office:value-type="string" calcext:value-type="string">
            <text:p>134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2 should have a 4</text:p>
          </table:table-cell>
          <table:table-cell table:number-columns-repeated="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12 should have a 4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13 should have a 6</text:p>
          </table:table-cell>
          <table:table-cell table:number-columns-repeated="11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g14 should have a 8</text:p>
          </table:table-cell>
          <table:table-cell table:number-columns-repeated="1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style-name="Default"/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-------------------------------</text:p>
          </table:table-cell>
          <table:table-cell table:number-columns-repeated="1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/>
          <table:table-cell table:style-name="Default"/>
          <table:table-cell table:number-columns-repeated="2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7"/>
        </table:table-row>
        <table:table-row table:style-name="ro1">
          <table:table-cell table:number-columns-repeated="5"/>
          <table:table-cell table:style-name="Default" office:value-type="string" calcext:value-type="string">
            <text:p>double data haz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1 should have a 3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1 should have a 6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1 should have a 10</text:p>
          </table:table-cell>
          <table:table-cell table:number-columns-repeated="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3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5"/>
          <table:table-cell table:style-name="Default" office:value-type="string" calcext:value-type="string">
            <text:p>Load-ari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D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put an 0x80, 0d128 into reg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reg2 should have a 129</text:p>
          </table:table-cell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3 should have a 257</text:p>
          </table:table-cell>
          <table:table-cell table:number-columns-repeated="2"/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4 should have a 385</text:p>
          </table:table-cell>
          <table:table-cell table:number-columns-repeated="3"/>
          <table:table-cell table:style-name="Default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8"/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5"/>
          <table:table-cell table:style-name="Default" office:value-type="string" calcext:value-type="string">
            <text:p>BEQstallstuff distance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I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Q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3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DI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B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D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style-name="Default"/>
          <table:table-cell table:number-columns-repeated="36"/>
        </table:table-row>
        <table:table-row table:style-name="ro1" table:number-rows-repeated="1048491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6:36:33.197642432</meta:creation-date>
    <dc:date>2023-01-23T17:57:42.602846224</dc:date>
    <meta:editing-duration>P1DT16H31M49S</meta:editing-duration>
    <meta:editing-cycles>55</meta:editing-cycles>
    <meta:generator>LibreOffice/7.4.3.2$Linux_X86_64 LibreOffice_project/40$Build-2</meta:generator>
    <meta:document-statistic meta:table-count="1" meta:cell-count="806" meta:object-count="0"/>
  </office:meta>
</office:document-meta>
</file>